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text-properties fo:color="#000000" loext:opacity="100%" officeooo:rsid="0017c636" officeooo:paragraph-rsid="0017c636"/>
    </style:style>
    <style:style style:name="P3" style:family="paragraph" style:parent-style-name="Standard">
      <style:text-properties fo:color="#000000" loext:opacity="100%"/>
    </style:style>
    <style:style style:name="P4" style:family="paragraph" style:parent-style-name="Text_20_body" style:list-style-name="L2"/>
    <style:style style:name="P5" style:family="paragraph" style:parent-style-name="Text_20_body" style:list-style-name="L2">
      <style:text-properties officeooo:paragraph-rsid="0011f31d"/>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text-properties officeooo:paragraph-rsid="000e5ed9"/>
    </style:style>
    <style:style style:name="P10" style:family="paragraph" style:parent-style-name="Text_20_body" style:list-style-name="L7"/>
    <style:style style:name="T1" style:family="text">
      <style:text-properties fo:color="#000000" loext:opacity="100%"/>
    </style:style>
    <style:style style:name="T2" style:family="text">
      <style:text-properties fo:color="#bf0041" loext:opacity="100%"/>
    </style:style>
    <style:style style:name="T3" style:family="text">
      <style:text-properties style:use-window-font-color="true" loext:opacity="0%"/>
    </style:style>
    <style:style style:name="T4" style:family="text">
      <style:text-properties fo:color="#bf0041" loext:opacity="100%" officeooo:rsid="00196b09"/>
    </style:style>
    <style:style style:name="T5" style:family="text">
      <style:text-properties fo:color="#bf0041" loext:opacity="100%" officeooo:rsid="0011f31d"/>
    </style:style>
    <style:style style:name="T6" style:family="text">
      <style:text-properties fo:color="#bf0041" loext:opacity="100%" fo:language="en" fo:country="US" fo:font-weight="normal" style:font-weight-asian="normal" style:font-weight-complex="normal"/>
    </style:style>
    <style:style style:name="T7" style:family="text">
      <style:text-properties fo:color="#bf0041" loext:opacity="100%" fo:language="en" fo:country="US" fo:font-weight="normal" officeooo:rsid="0011f31d" style:font-weight-asian="normal" style:font-weight-complex="normal"/>
    </style:style>
    <style:style style:name="T8" style:family="text">
      <style:text-properties fo:color="#bf0041" loext:opacity="100%" fo:language="en" fo:country="US"/>
    </style:style>
    <style:style style:name="T9" style:family="text">
      <style:text-properties fo:color="#bf0041" loext:opacity="100%" officeooo:rsid="0012972c"/>
    </style:style>
    <style:style style:name="T10" style:family="text">
      <style:text-properties fo:color="#000000" loext:opacity="100%" officeooo:rsid="00156dbf"/>
    </style:style>
    <style:style style:name="T11" style:family="text">
      <style:text-properties fo:color="#000000" loext:opacity="100%" officeooo:rsid="0012972c"/>
    </style:style>
    <style:style style:name="T12" style:family="text">
      <style:text-properties fo:color="#bf0041" loext:opacity="100%" officeooo:rsid="0012f0cc"/>
    </style:style>
    <style:style style:name="T13" style:family="text">
      <style:text-properties fo:color="#000000" loext:opacity="100%" officeooo:rsid="000e5ed9"/>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Category: Music</text:span></text:span></text:p>
      <text:list text:style-name="L1">
        <text:list-item>
          <text:p text:style-name="P1"><text:span text:style-name="Strong_20_Emphasis"><text:span text:style-name="T2">Statement:</text:span></text:span><text:span text:style-name="T2"> This classical composer, known for his symphonies and operas, went deaf later in life but continued to compose.</text:span></text:p>
          <text:list>
            <text:list-item>
              <text:p text:style-name="P1"><text:span text:style-name="Strong_20_Emphasis"><text:span text:style-name="T1">Question:</text:span></text:span><text:span text:style-name="T1"> Who is Ludwig van Beethoven?</text:span></text:p>
            </text:list-item>
            <text:list-item>
              <text:p text:style-name="P2">Wrong</text:p>
            </text:list-item>
          </text:list>
        </text:list-item>
        <text:list-item>
          <text:p text:style-name="P1"><text:span text:style-name="Strong_20_Emphasis"><text:span text:style-name="T2">Statement:</text:span></text:span><text:span text:style-name="T2"> This “King of Pop” released the iconic album "Thriller" in 1982, which remains the best-selling album of all time.</text:span></text:p>
          <text:list>
            <text:list-item>
              <text:p text:style-name="P1"><text:span text:style-name="Strong_20_Emphasis"><text:span text:style-name="T1">Question:</text:span></text:span><text:span text:style-name="T1"> Who is Michael Jackson?</text:span></text:p>
            </text:list-item>
          </text:list>
        </text:list-item>
        <text:list-item>
          <text:p text:style-name="P1"><text:span text:style-name="Strong_20_Emphasis"><text:span text:style-name="T3">Statement:</text:span></text:span><text:span text:style-name="T3"> This band, led by Freddie Mercury, became legendary with hits like "Bohemian Rhapsody" and "We Will Rock You."</text:span></text:p>
          <text:list>
            <text:list-item>
              <text:p text:style-name="P1"><text:span text:style-name="Strong_20_Emphasis"><text:span text:style-name="T1">Question:</text:span></text:span><text:span text:style-name="T1"> What is Queen?</text:span></text:p>
            </text:list-item>
          </text:list>
        </text:list-item>
        <text:list-item>
          <text:p text:style-name="P1"><text:span text:style-name="Strong_20_Emphasis"><text:span text:style-name="T1">Statement:</text:span></text:span><text:span text:style-name="T1"> </text:span><text:span text:style-name="T2">Known for her powerful voice, this pop diva is often called "The Voice" and sang hits like "I Will Always Love You."</text:span></text:p>
          <text:list>
            <text:list-item>
              <text:p text:style-name="P1"><text:span text:style-name="Strong_20_Emphasis"><text:span text:style-name="T1">Question:</text:span></text:span><text:span text:style-name="T1"> Who is Whitney Houston?</text:span></text:p>
            </text:list-item>
          </text:list>
        </text:list-item>
        <text:list-item>
          <text:p text:style-name="P1"><text:span text:style-name="Strong_20_Emphasis"><text:span text:style-name="T2">Statement:</text:span></text:span><text:span text:style-name="T2"> This genre of music, originating in the </text:span><text:span text:style-name="T4">Black</text:span><text:span text:style-name="T2"> American community, combines jazz, blues, and gospel influences and became popular in the 1940s.</text:span></text:p>
          <text:list>
            <text:list-item>
              <text:p text:style-name="P1"><text:span text:style-name="Strong_20_Emphasis"><text:span text:style-name="T1">Question:</text:span></text:span><text:span text:style-name="T1"> What is Rhythm and Blues (R&amp;B)?</text:span></text:p>
            </text:list-item>
          </text:list>
        </text:list-item>
        <text:list-item>
          <text:p text:style-name="P1"><text:span text:style-name="Strong_20_Emphasis"><text:span text:style-name="T1">Statement:</text:span></text:span><text:span text:style-name="T1"> This legendary singer-songwriter was the frontman of Bob Dylan and the Band, known for "Like a Rolling Stone."</text:span></text:p>
          <text:list>
            <text:list-item>
              <text:p text:style-name="P1"><text:span text:style-name="Strong_20_Emphasis"><text:span text:style-name="T1">Question:</text:span></text:span><text:span text:style-name="T1"> Who is Bob Dylan?</text:span></text:p>
            </text:list-item>
          </text:list>
        </text:list-item>
        <text:list-item>
          <text:p text:style-name="P1"><text:span text:style-name="Strong_20_Emphasis"><text:span text:style-name="T1">Statement:</text:span></text:span><text:span text:style-name="T1"> This rock band from Seattle, led by Kurt Cobain, became the face of grunge with their 1991 album "Nevermind."</text:span></text:p>
          <text:list>
            <text:list-item>
              <text:p text:style-name="P1"><text:span text:style-name="Strong_20_Emphasis"><text:span text:style-name="T1">Question:</text:span></text:span><text:span text:style-name="T1"> What is Nirvana?</text:span></text:p>
            </text:list-item>
          </text:list>
        </text:list-item>
        <text:list-item>
          <text:p text:style-name="P1"><text:span text:style-name="Strong_20_Emphasis"><text:span text:style-name="T1">Statement:</text:span></text:span><text:span text:style-name="T1"> </text:span><text:span text:style-name="T2">This genre of music, with roots in the 1920s, is characterized by fast tempos, improvisation, and a swing rhythm.</text:span></text:p>
          <text:list>
            <text:list-item>
              <text:p text:style-name="P1"><text:span text:style-name="Strong_20_Emphasis"><text:span text:style-name="T1">Question:</text:span></text:span><text:span text:style-name="T1"> What is Jazz?</text:span></text:p>
            </text:list-item>
          </text:list>
        </text:list-item>
        <text:list-item>
          <text:p text:style-name="P1"><text:span text:style-name="Strong_20_Emphasis"><text:span text:style-name="T1">Statement:</text:span></text:span><text:span text:style-name="T1"> This famous opera by Georges Bizet tells the story of the passionate and tragic love affair between Don José and the fiery gypsy, Carmen.</text:span></text:p>
          <text:list>
            <text:list-item>
              <text:p text:style-name="P1"><text:span text:style-name="Strong_20_Emphasis"><text:span text:style-name="T1">Question:</text:span></text:span><text:span text:style-name="T1"> What is </text:span><text:span text:style-name="Emphasis"><text:span text:style-name="T1">Carmen</text:span></text:span><text:span text:style-name="T1">?</text:span></text:p>
            </text:list-item>
          </text:list>
        </text:list-item>
        <text:list-item>
          <text:p text:style-name="P1"><text:span text:style-name="Strong_20_Emphasis"><text:span text:style-name="T1">Statement:</text:span></text:span><text:span text:style-name="T1"> This music producer and rapper, known for his album "The College Dropout," is a frequent collaborator with artists like Jay-Z and Beyoncé.</text:span></text:p>
          <text:list>
            <text:list-item>
              <text:p text:style-name="P1"><text:span text:style-name="Strong_20_Emphasis"><text:span text:style-name="T1">Question:</text:span></text:span><text:span text:style-name="T1"> Who is Kanye West?</text:span></text:p>
            </text:list-item>
          </text:list>
        </text:list-item>
      </text:list>
      <text:p text:style-name="P3"/>
      <text:p text:style-name="P3"><text:soft-page-break/></text:p>
      <text:p text:style-name="Text_20_body"><text:span text:style-name="Strong_20_Emphasis"><text:span text:style-name="T1">Category: 70's TV Shows</text:span></text:span></text:p>
      <text:list text:style-name="L2">
        <text:list-item>
          <text:p text:style-name="P4"><text:span text:style-name="Strong_20_Emphasis"><text:span text:style-name="T2">Statement:</text:span></text:span><text:span text:style-name="T2"> </text:span><text:span text:style-name="T5">A</text:span><text:span text:style-name="T6"> groundbreaking television sitcom that premiered in 1970, notable for featuring a single woman in its lead role. </text:span><text:span text:style-name="T7">The main character</text:span><text:span text:style-name="T8"> is a thirty-something television producer navigating life and career after ending a long-term relationship.</text:span><text:span text:style-name="T2"> </text:span></text:p>
          <text:list>
            <text:list-item>
              <text:p text:style-name="P4"><text:span text:style-name="Strong_20_Emphasis"><text:span text:style-name="T1">Question:</text:span></text:span><text:span text:style-name="T1"> What is </text:span><text:span text:style-name="Emphasis"><text:span text:style-name="T1">The Mary Tyler Moore Show</text:span></text:span><text:span text:style-name="T1">?</text:span></text:p>
            </text:list-item>
          </text:list>
        </text:list-item>
        <text:list-item>
          <text:p text:style-name="P4"><text:span text:style-name="Strong_20_Emphasis"><text:span text:style-name="T2">Statement:</text:span></text:span><text:span text:style-name="T2"> This long-running animated series debuted in 1972 and followed the adventures of a prehistoric family, with the dad working as a brontosaurus crane operator.</text:span></text:p>
          <text:list>
            <text:list-item>
              <text:p text:style-name="P4"><text:span text:style-name="Strong_20_Emphasis"><text:span text:style-name="T1">Question:</text:span></text:span><text:span text:style-name="T1"> What is </text:span><text:span text:style-name="Emphasis"><text:span text:style-name="T1">The Flintstones</text:span></text:span><text:span text:style-name="T1">?</text:span></text:p>
            </text:list-item>
          </text:list>
        </text:list-item>
        <text:list-item>
          <text:p text:style-name="P4"><text:span text:style-name="Strong_20_Emphasis"><text:span text:style-name="T1">Statement:</text:span></text:span><text:span text:style-name="T1"> This crime drama, set in New York City, followed the cases of detectives Jim Rockford and his often-quirky private eye business.</text:span></text:p>
          <text:list>
            <text:list-item>
              <text:p text:style-name="P4"><text:span text:style-name="Strong_20_Emphasis"><text:span text:style-name="T1">Question:</text:span></text:span><text:span text:style-name="T1"> What is </text:span><text:span text:style-name="Emphasis"><text:span text:style-name="T1">The Rockford Files</text:span></text:span><text:span text:style-name="T1">?</text:span></text:p>
            </text:list-item>
          </text:list>
        </text:list-item>
        <text:list-item>
          <text:p text:style-name="P4"><text:span text:style-name="Strong_20_Emphasis"><text:span text:style-name="T2">Statement:</text:span></text:span><text:span text:style-name="T2"> This </text:span><text:span text:style-name="T9">medical themed television </text:span><text:span text:style-name="T2">show was set during the Korean War and blended dark humor and drama.</text:span></text:p>
          <text:list>
            <text:list-item>
              <text:p text:style-name="P4"><text:span text:style-name="Strong_20_Emphasis"><text:span text:style-name="T1">Question:</text:span></text:span><text:span text:style-name="T1"> What is </text:span><text:span text:style-name="Emphasis"><text:span text:style-name="T1">M</text:span></text:span><text:span text:style-name="T1">A</text:span><text:span text:style-name="Emphasis"><text:span text:style-name="T1">S</text:span></text:span><text:span text:style-name="T1">H*?</text:span></text:p>
            </text:list-item>
          </text:list>
        </text:list-item>
        <text:list-item>
          <text:p text:style-name="P5"><text:span text:style-name="Strong_20_Emphasis"><text:span text:style-name="T2">Statement:</text:span></text:span><text:span text:style-name="T2"> This popular sitcom, set in a Milwaukee tavern. </text:span><text:span text:style-name="T5">Its</text:span><text:span text:style-name="T2"> </text:span><text:span text:style-name="T5">main character, </text:span><text:span text:style-name="T2">Sam Malone, a </text:span><text:span text:style-name="T5">was a </text:span><text:span text:style-name="T2">former baseball player turned bartender.</text:span></text:p>
          <text:list>
            <text:list-item>
              <text:p text:style-name="P4"><text:span text:style-name="Strong_20_Emphasis"><text:span text:style-name="T1">Question:</text:span></text:span><text:span text:style-name="T1"> What is </text:span><text:span text:style-name="Emphasis"><text:span text:style-name="T1">Cheers</text:span></text:span><text:span text:style-name="T1">? </text:span><text:span text:style-name="Emphasis"><text:span text:style-name="T1">(Note: Although it started in 1982, it aired for much of the 80s and has a 70s style)</text:span></text:span></text:p>
            </text:list-item>
          </text:list>
        </text:list-item>
        <text:list-item>
          <text:p text:style-name="P4"><text:span text:style-name="Strong_20_Emphasis"><text:span text:style-name="T2">Statement:</text:span></text:span><text:span text:style-name="T2"> This beloved animated series, featuring a futuristic family living in a space-age world, became a cultural touchstone for the decade.</text:span></text:p>
          <text:list>
            <text:list-item>
              <text:p text:style-name="P4"><text:span text:style-name="Strong_20_Emphasis"><text:span text:style-name="T1">Question:</text:span></text:span><text:span text:style-name="T1"> What is </text:span><text:span text:style-name="Emphasis"><text:span text:style-name="T1">The Jetsons</text:span></text:span><text:span text:style-name="T1">?</text:span></text:p>
            </text:list-item>
          </text:list>
        </text:list-item>
        <text:list-item>
          <text:p text:style-name="P4"><text:span text:style-name="Strong_20_Emphasis"><text:span text:style-name="T1">Statement:</text:span></text:span><text:span text:style-name="T1"> This detective show starred Tom Selleck as a private investigator in Hawaii, known for his distinctive mustache and his adventures solving crimes.</text:span></text:p>
          <text:list>
            <text:list-item>
              <text:p text:style-name="P4"><text:span text:style-name="Strong_20_Emphasis"><text:span text:style-name="T1">Question:</text:span></text:span><text:span text:style-name="T1"> What is </text:span><text:span text:style-name="Emphasis"><text:span text:style-name="T1">Magnum, P.I.</text:span></text:span><text:span text:style-name="T1">?</text:span></text:p>
            </text:list-item>
          </text:list>
        </text:list-item>
        <text:list-item>
          <text:p text:style-name="P4"><text:span text:style-name="Strong_20_Emphasis"><text:span text:style-name="T1">Statement:</text:span></text:span><text:span text:style-name="T1"> </text:span><text:span text:style-name="T10">Marsha, Marsha, Marsha!</text:span></text:p>
          <text:list>
            <text:list-item>
              <text:p text:style-name="P4"><text:span text:style-name="Strong_20_Emphasis"><text:span text:style-name="T1">Question:</text:span></text:span><text:span text:style-name="T1"> What is </text:span><text:span text:style-name="Emphasis"><text:span text:style-name="T1">The Brady Bunch</text:span></text:span><text:span text:style-name="T1">?</text:span></text:p>
            </text:list-item>
          </text:list>
        </text:list-item>
        <text:list-item>
          <text:p text:style-name="P4"><text:span text:style-name="Strong_20_Emphasis"><text:span text:style-name="T1">Statement:</text:span></text:span><text:span text:style-name="T1"> This 1970s variety show, hosted by a famous comedian, featured musical performances and comedy sketches, making it a staple of prime-time entertainment.</text:span></text:p>
          <text:list>
            <text:list-item>
              <text:p text:style-name="P4"><text:span text:style-name="Strong_20_Emphasis"><text:span text:style-name="T1">Question:</text:span></text:span><text:span text:style-name="T1"> What is </text:span><text:span text:style-name="Emphasis"><text:span text:style-name="T1">The Carol Burnett Show</text:span></text:span><text:span text:style-name="T1">?</text:span></text:p>
            </text:list-item>
          </text:list>
        </text:list-item>
        <text:list-item>
          <text:p text:style-name="P4"><text:span text:style-name="Strong_20_Emphasis"><text:span text:style-name="T1">Statement:</text:span></text:span><text:span text:style-name="T1"> This animated series became a staple of Saturday mornings in the 1970s, following the adventures of a group of teenage detectives and their dog.</text:span></text:p>
          <text:list>
            <text:list-item>
              <text:p text:style-name="P4"><text:span text:style-name="Strong_20_Emphasis"><text:span text:style-name="T1">Question:</text:span></text:span><text:span text:style-name="T1"> What is </text:span><text:span text:style-name="Emphasis"><text:span text:style-name="T1">Scooby-Doo, Where Are You!</text:span></text:span><text:span text:style-name="T1">?</text:span></text:p>
            </text:list-item>
          </text:list>
        </text:list-item>
      </text:list>
      <text:p text:style-name="Text_20_body"><text:soft-page-break/><text:span text:style-name="Strong_20_Emphasis"><text:span text:style-name="T1">Category: </text:span></text:span><text:span text:style-name="Strong_20_Emphasis"><text:span text:style-name="T11">USA</text:span></text:span><text:span text:style-name="Strong_20_Emphasis"><text:span text:style-name="T1"> Civil War</text:span></text:span></text:p>
      <text:list text:style-name="L3">
        <text:list-item>
          <text:p text:style-name="P6"><text:span text:style-name="Strong_20_Emphasis"><text:span text:style-name="T2">Statement:</text:span></text:span><text:span text:style-name="T2"> This President issued the Emancipation Proclamation in 1863, which declared that all slaves in Confederate-held territory were to be set free.</text:span></text:p>
          <text:list>
            <text:list-item>
              <text:p text:style-name="P6"><text:span text:style-name="Strong_20_Emphasis"><text:span text:style-name="T1">Question:</text:span></text:span><text:span text:style-name="T1"> Who is Abraham Lincoln?</text:span></text:p>
            </text:list-item>
          </text:list>
        </text:list-item>
        <text:list-item>
          <text:p text:style-name="P6"><text:span text:style-name="Strong_20_Emphasis"><text:span text:style-name="T2">Statement:</text:span></text:span><text:span text:style-name="T2"> This battle, fought in 1863, is considered a turning point in the Civil War, with the Union army securing a significant victory over the Confederacy.</text:span></text:p>
          <text:list>
            <text:list-item>
              <text:p text:style-name="P6"><text:span text:style-name="Strong_20_Emphasis"><text:span text:style-name="T1">Question:</text:span></text:span><text:span text:style-name="T1"> What is the Battle of Gettysburg?</text:span></text:p>
            </text:list-item>
          </text:list>
        </text:list-item>
        <text:list-item>
          <text:p text:style-name="P6"><text:span text:style-name="Strong_20_Emphasis"><text:span text:style-name="T1">Statement:</text:span></text:span><text:span text:style-name="T1"> This general, who became the commander of the Confederate Army, was known for his military brilliance but ultimately surrendered to Ulysses S. Grant at Appomattox Court House in 1865.</text:span></text:p>
          <text:list>
            <text:list-item>
              <text:p text:style-name="P6"><text:span text:style-name="Strong_20_Emphasis"><text:span text:style-name="T1">Question:</text:span></text:span><text:span text:style-name="T1"> Who is Robert E. Lee?</text:span></text:p>
            </text:list-item>
          </text:list>
        </text:list-item>
        <text:list-item>
          <text:p text:style-name="P6"><text:span text:style-name="Strong_20_Emphasis"><text:span text:style-name="T2">Statement:</text:span></text:span><text:span text:style-name="T2"> This battle, fought in 1861, was the first major conflict of the Civil War and resulted in a Confederate victory, setting the stage for further conflict.</text:span></text:p>
          <text:list>
            <text:list-item>
              <text:p text:style-name="P6"><text:span text:style-name="Strong_20_Emphasis"><text:span text:style-name="T1">Question:</text:span></text:span><text:span text:style-name="T1"> What is the Battle of Bull Run?</text:span></text:p>
            </text:list-item>
          </text:list>
        </text:list-item>
        <text:list-item>
          <text:p text:style-name="P6"><text:span text:style-name="Strong_20_Emphasis"><text:span text:style-name="T2">Statement:</text:span></text:span><text:span text:style-name="T2"> This Union general, who later became the 18th President of the United States, played a pivotal role in securing Union victories and accepted Robert E. Lee's surrender at Appomattox.</text:span></text:p>
          <text:list>
            <text:list-item>
              <text:p text:style-name="P6"><text:span text:style-name="Strong_20_Emphasis"><text:span text:style-name="T1">Question:</text:span></text:span><text:span text:style-name="T1"> Who is Ulysses S. Grant?</text:span></text:p>
            </text:list-item>
          </text:list>
        </text:list-item>
        <text:list-item>
          <text:p text:style-name="P6"><text:span text:style-name="Strong_20_Emphasis"><text:span text:style-name="T1">Statement:</text:span></text:span><text:span text:style-name="T1"> This famous speech, delivered by Abraham Lincoln in 1863, was given at the dedication of a cemetery following the Battle of Gettysburg.</text:span></text:p>
          <text:list>
            <text:list-item>
              <text:p text:style-name="P6"><text:span text:style-name="Strong_20_Emphasis"><text:span text:style-name="T1">Question:</text:span></text:span><text:span text:style-name="T1"> What is the Gettysburg Address?</text:span></text:p>
            </text:list-item>
          </text:list>
        </text:list-item>
        <text:list-item>
          <text:p text:style-name="P6"><text:span text:style-name="Strong_20_Emphasis"><text:span text:style-name="T1">Statement:</text:span></text:span><text:span text:style-name="T1"> This Confederate spy, known for her courage and resourcefulness, worked to help the South by gathering intelligence and was later captured by Union forces.</text:span></text:p>
          <text:list>
            <text:list-item>
              <text:p text:style-name="P6"><text:span text:style-name="Strong_20_Emphasis"><text:span text:style-name="T1">Question:</text:span></text:span><text:span text:style-name="T1"> Who is Belle Boyd?</text:span></text:p>
            </text:list-item>
          </text:list>
        </text:list-item>
        <text:list-item>
          <text:p text:style-name="P6"><text:span text:style-name="Strong_20_Emphasis"><text:span text:style-name="T2">Statement:</text:span></text:span><text:span text:style-name="T2"> This state, which was a border state during the Civil War, had a divided loyalty and witnessed violent clashes between pro-Union and pro-Confederate forces.</text:span></text:p>
          <text:list>
            <text:list-item>
              <text:p text:style-name="P6"><text:span text:style-name="Strong_20_Emphasis"><text:span text:style-name="T1">Question:</text:span></text:span><text:span text:style-name="T1"> What is Missouri?</text:span></text:p>
            </text:list-item>
          </text:list>
        </text:list-item>
        <text:list-item>
          <text:p text:style-name="P6"><text:span text:style-name="Strong_20_Emphasis"><text:span text:style-name="T1">Statement:</text:span></text:span><text:span text:style-name="T1"> This law, passed in 1862, offered free land to settlers willing to move west and improve the land for five years, helping to encourage westward expansion during and after the war.</text:span></text:p>
          <text:list>
            <text:list-item>
              <text:p text:style-name="P6"><text:span text:style-name="Strong_20_Emphasis"><text:span text:style-name="T1">Question:</text:span></text:span><text:span text:style-name="T1"> What is the Homestead Act?</text:span></text:p>
            </text:list-item>
          </text:list>
        </text:list-item>
        <text:list-item>
          <text:p text:style-name="P6"><text:span text:style-name="Strong_20_Emphasis"><text:span text:style-name="T1">Statement:</text:span></text:span><text:span text:style-name="T1"> The Confederacy’s attempt to break the Union naval blockade of its ports during the war led to this famous naval battle, which featured the ironclad ships USS </text:span><text:span text:style-name="Emphasis"><text:span text:style-name="T1">Monitor</text:span></text:span><text:span text:style-name="T1"> and CSS </text:span><text:span text:style-name="Emphasis"><text:span text:style-name="T1">Virginia</text:span></text:span><text:span text:style-name="T1">.</text:span></text:p>
          <text:list>
            <text:list-item>
              <text:p text:style-name="P6"><text:soft-page-break/><text:span text:style-name="Strong_20_Emphasis"><text:span text:style-name="T1">Question:</text:span></text:span><text:span text:style-name="T1"> What is the Battle of Hampton Roads?</text:span></text:p>
            </text:list-item>
          </text:list>
        </text:list-item>
      </text:list>
      <text:p text:style-name="P3"/>
      <text:p text:style-name="P3"/>
      <text:p text:style-name="Text_20_body"><text:span text:style-name="Strong_20_Emphasis"><text:span text:style-name="T1">Category: 80’s Wall Street</text:span></text:span></text:p>
      <text:list text:style-name="L4">
        <text:list-item>
          <text:p text:style-name="P7"><text:span text:style-name="Strong_20_Emphasis"><text:span text:style-name="T2">Statement:</text:span></text:span><text:span text:style-name="T2"> This "corporate raider" and financier became infamous in the 1980s for his hostile takeovers, particularly his involvement with the company RJR Nabisco.</text:span></text:p>
          <text:list>
            <text:list-item>
              <text:p text:style-name="P7"><text:span text:style-name="Strong_20_Emphasis"><text:span text:style-name="T1">Question:</text:span></text:span><text:span text:style-name="T1"> Who is Carl Icahn?</text:span></text:p>
            </text:list-item>
          </text:list>
        </text:list-item>
        <text:list-item>
          <text:p text:style-name="P7"><text:span text:style-name="Strong_20_Emphasis"><text:span text:style-name="T2">Statement:</text:span></text:span><text:span text:style-name="T2"> This film, released in 1987 with </text:span><text:span text:style-name="T12">a character named </text:span><text:span text:style-name="T2">Gordon Gekko, a ruthless corporate raider, who famously said, “Greed is good.”</text:span></text:p>
          <text:list>
            <text:list-item>
              <text:p text:style-name="P7"><text:span text:style-name="Strong_20_Emphasis"><text:span text:style-name="T1">Question:</text:span></text:span><text:span text:style-name="T1"> What is </text:span><text:span text:style-name="Emphasis"><text:span text:style-name="T1">Wall Street</text:span></text:span><text:span text:style-name="T1">?</text:span></text:p>
            </text:list-item>
          </text:list>
        </text:list-item>
        <text:list-item>
          <text:p text:style-name="P7"><text:span text:style-name="Strong_20_Emphasis"><text:span text:style-name="T1">Statement:</text:span></text:span><text:span text:style-name="T1"> In 1987, the stock market experienced a massive crash, the largest single-day percentage drop in history, which is known by this nickname.</text:span></text:p>
          <text:list>
            <text:list-item>
              <text:p text:style-name="P7"><text:span text:style-name="Strong_20_Emphasis"><text:span text:style-name="T1">Question:</text:span></text:span><text:span text:style-name="T1"> What is Black Monday?</text:span></text:p>
            </text:list-item>
          </text:list>
        </text:list-item>
        <text:list-item>
          <text:p text:style-name="P7"><text:span text:style-name="Strong_20_Emphasis"><text:span text:style-name="T2">Statement:</text:span></text:span><text:span text:style-name="T2"> This investment firm, which had been around since the 19th century, famously collapsed in 1987 after a series of bad investments and regulatory issues, serving as a harbinger of trouble in the financial world.</text:span></text:p>
          <text:list>
            <text:list-item>
              <text:p text:style-name="P7"><text:span text:style-name="Strong_20_Emphasis"><text:span text:style-name="T1">Question:</text:span></text:span><text:span text:style-name="T1"> What is Drexel Burnham Lambert?</text:span></text:p>
            </text:list-item>
          </text:list>
        </text:list-item>
        <text:list-item>
          <text:p text:style-name="P7"><text:span text:style-name="Strong_20_Emphasis"><text:span text:style-name="T1">Statement:</text:span></text:span><text:span text:style-name="T1"> This famous financier and "junk bond king" of the 1980s, who became a symbol of greed and excess, was convicted of securities fraud in 1990 after the collapse of his firm.</text:span></text:p>
          <text:list>
            <text:list-item>
              <text:p text:style-name="P7"><text:span text:style-name="Strong_20_Emphasis"><text:span text:style-name="T1">Question:</text:span></text:span><text:span text:style-name="T1"> Who is Michael Milken?</text:span></text:p>
            </text:list-item>
          </text:list>
        </text:list-item>
        <text:list-item>
          <text:p text:style-name="P7"><text:span text:style-name="Strong_20_Emphasis"><text:span text:style-name="T2">Statement:</text:span></text:span><text:span text:style-name="T2"> This term, which gained prominence in the 1980s, refers to the practice of acquiring a company by purchasing a large amount of its stock using borrowed money, often leading to massive debt.</text:span></text:p>
          <text:list>
            <text:list-item>
              <text:p text:style-name="P7"><text:span text:style-name="Strong_20_Emphasis"><text:span text:style-name="T1">Question:</text:span></text:span><text:span text:style-name="T1"> What is a leveraged buyout (LBO)?</text:span></text:p>
            </text:list-item>
          </text:list>
        </text:list-item>
        <text:list-item>
          <text:p text:style-name="P7"><text:span text:style-name="Strong_20_Emphasis"><text:span text:style-name="T1">Statement:</text:span></text:span><text:span text:style-name="T1"> This CEO of T. Boone Pickens' oil and gas company was known for his aggressive corporate takeover tactics, and he made headlines for his attempted hostile takeover of Gulf Oil.</text:span></text:p>
          <text:list>
            <text:list-item>
              <text:p text:style-name="P7"><text:span text:style-name="Strong_20_Emphasis"><text:span text:style-name="T1">Question:</text:span></text:span><text:span text:style-name="T1"> Who is T. Boone Pickens?</text:span></text:p>
            </text:list-item>
          </text:list>
        </text:list-item>
        <text:list-item>
          <text:p text:style-name="P7"><text:span text:style-name="Strong_20_Emphasis"><text:span text:style-name="T1">Statement:</text:span></text:span><text:span text:style-name="T1"> In the 1980s, this hedge fund manager, known for his focus on arbitrage, made headlines after his company collapsed, contributing to the wave of financial scandals during the decade.</text:span></text:p>
          <text:list>
            <text:list-item>
              <text:p text:style-name="P7"><text:span text:style-name="Strong_20_Emphasis"><text:span text:style-name="T1">Question:</text:span></text:span><text:span text:style-name="T1"> Who is Ivan Boesky?</text:span></text:p>
            </text:list-item>
          </text:list>
        </text:list-item>
        <text:list-item>
          <text:p text:style-name="P7"><text:span text:style-name="Strong_20_Emphasis"><text:span text:style-name="T2">Statement:</text:span></text:span><text:span text:style-name="T2"> In 1982, the Securities and Exchange Commission (SEC) created this rule that required companies to disclose their financial information in a standardized format, contributing to a new era of transparency.</text:span></text:p>
          <text:list>
            <text:list-item>
              <text:p text:style-name="P7"><text:soft-page-break/><text:span text:style-name="Strong_20_Emphasis"><text:span text:style-name="T1">Question:</text:span></text:span><text:span text:style-name="T1"> What is Regulation Fair Disclosure (Reg FD)?</text:span></text:p>
            </text:list-item>
          </text:list>
        </text:list-item>
        <text:list-item>
          <text:p text:style-name="P7"><text:span text:style-name="Strong_20_Emphasis"><text:span text:style-name="T1">Statement:</text:span></text:span><text:span text:style-name="T1"> This financial event, which took place in 1983, saw the largest IPO of the decade and marked a major step in the privatization of the U.S. government’s assets in the airline industry.</text:span></text:p>
          <text:list>
            <text:list-item>
              <text:p text:style-name="P7"><text:span text:style-name="Strong_20_Emphasis"><text:span text:style-name="T1">Question:</text:span></text:span><text:span text:style-name="T1"> What is the initial public offering (IPO) of American Airlines?</text:span></text:p>
            </text:list-item>
          </text:list>
        </text:list-item>
      </text:list>
      <text:p text:style-name="P3"/>
      <text:p text:style-name="P3"/>
      <text:p text:style-name="Text_20_body"><text:span text:style-name="Strong_20_Emphasis"><text:span text:style-name="T1">Category: New Technology from the Past Decade</text:span></text:span></text:p>
      <text:list xml:id="list1055591768" text:style-name="L5">
        <text:list-item>
          <text:p text:style-name="P8"><text:span text:style-name="Strong_20_Emphasis"><text:span text:style-name="T1">Statement:</text:span></text:span><text:span text:style-name="T1"> This social media platform, launched in 2016, popularized short-form video content, enabling users to create and share 15 to 60-second videos with music and effects.</text:span></text:p>
          <text:list>
            <text:list-item>
              <text:p text:style-name="P8"><text:span text:style-name="Strong_20_Emphasis"><text:span text:style-name="T1">Question:</text:span></text:span><text:span text:style-name="T1"> What is TikTok?</text:span></text:p>
            </text:list-item>
          </text:list>
        </text:list-item>
        <text:list-item>
          <text:p text:style-name="P8"><text:span text:style-name="Strong_20_Emphasis"><text:span text:style-name="T1">Statement:</text:span></text:span><text:span text:style-name="T1"> This breakthrough in artificial intelligence, introduced in 2021, can generate human-like text based on a prompt, transforming the way people create content, write code, and engage in conversation.</text:span></text:p>
          <text:list>
            <text:list-item>
              <text:p text:style-name="P8"><text:span text:style-name="Strong_20_Emphasis"><text:span text:style-name="T1">Question:</text:span></text:span><text:span text:style-name="T1"> What is GPT-3 (or ChatGPT)?</text:span></text:p>
            </text:list-item>
          </text:list>
        </text:list-item>
        <text:list-item>
          <text:p text:style-name="P8"><text:span text:style-name="Strong_20_Emphasis"><text:span text:style-name="T1">Statement:</text:span></text:span><text:span text:style-name="T1"> This VR headset, launched by Facebook in 2016 (now Meta), became one of the most popular and accessible virtual reality devices, known for its wireless features and immersive experiences.</text:span></text:p>
          <text:list>
            <text:list-item>
              <text:p text:style-name="P8"><text:span text:style-name="Strong_20_Emphasis"><text:span text:style-name="T1">Question:</text:span></text:span><text:span text:style-name="T1"> What is the Oculus Rift (later Oculus Quest)?</text:span></text:p>
            </text:list-item>
          </text:list>
        </text:list-item>
        <text:list-item>
          <text:p text:style-name="P8"><text:span text:style-name="Strong_20_Emphasis"><text:span text:style-name="T1">Statement:</text:span></text:span><text:span text:style-name="T1"> This cryptocurrency, introduced in 2009 by an anonymous individual or group under the pseudonym Satoshi Nakamoto, became a global phenomenon over the past decade, reaching all-time highs and making headlines.</text:span></text:p>
          <text:list>
            <text:list-item>
              <text:p text:style-name="P8"><text:span text:style-name="Strong_20_Emphasis"><text:span text:style-name="T1">Question:</text:span></text:span><text:span text:style-name="T1"> What is Bitcoin?</text:span></text:p>
            </text:list-item>
          </text:list>
        </text:list-item>
        <text:list-item>
          <text:p text:style-name="P8"><text:span text:style-name="Strong_20_Emphasis"><text:span text:style-name="T1">Statement:</text:span></text:span><text:span text:style-name="T1"> This smart home device, first introduced by Amazon in 2014, integrates voice recognition and artificial intelligence, allowing users to control their home, play music, and interact with various smart devices.</text:span></text:p>
          <text:list>
            <text:list-item>
              <text:p text:style-name="P8"><text:span text:style-name="Strong_20_Emphasis"><text:span text:style-name="T1">Question:</text:span></text:span><text:span text:style-name="T1"> What is Amazon Alexa?</text:span></text:p>
            </text:list-item>
          </text:list>
        </text:list-item>
        <text:list-item>
          <text:p text:style-name="P8"><text:span text:style-name="Strong_20_Emphasis"><text:span text:style-name="T1">Statement:</text:span></text:span><text:span text:style-name="T1"> This new chip architecture, introduced by Apple in 2020 with the release of the M1 processor, marked the company's transition away from Intel chips in favor of its own custom silicon for Mac computers.</text:span></text:p>
        </text:list-item>
      </text:list>
      <text:list text:style-name="L6">
        <text:list-item>
          <text:list>
            <text:list-item>
              <text:p text:style-name="P9"><text:span text:style-name="Strong_20_Emphasis"><text:span text:style-name="T1">Question:</text:span></text:span><text:span text:style-name="T1"> What is </text:span><text:span text:style-name="T13">ARM or Advanced RISC (Reduced Instruction Set Computer) <text:s/>Machines</text:span><text:span text:style-name="T1">?</text:span></text:p>
            </text:list-item>
          </text:list>
        </text:list-item>
      </text:list>
      <text:list text:continue-list="list1055591768" text:style-name="L5">
        <text:list-item>
          <text:p text:style-name="P8"><text:span text:style-name="Strong_20_Emphasis"><text:span text:style-name="T1">Statement:</text:span></text:span><text:span text:style-name="T1"> This electric car company, led by Elon Musk, has driven innovation in electric vehicle technology over the past decade, launching several models and pushing for autonomous driving capabilities.</text:span></text:p>
          <text:list>
            <text:list-item>
              <text:p text:style-name="P8"><text:soft-page-break/><text:span text:style-name="Strong_20_Emphasis"><text:span text:style-name="T1">Question:</text:span></text:span><text:span text:style-name="T1"> What is Tesla?</text:span></text:p>
            </text:list-item>
          </text:list>
        </text:list-item>
        <text:list-item>
          <text:p text:style-name="P8"><text:span text:style-name="Strong_20_Emphasis"><text:span text:style-name="T2">Statement:</text:span></text:span><text:span text:style-name="T2"> This form of wireless technology, introduced in 2019, promises faster speeds, lower latency, and more connected devices, revolutionizing industries like telecommunications, transportation, and healthcare.</text:span></text:p>
          <text:list>
            <text:list-item>
              <text:p text:style-name="P8"><text:span text:style-name="Strong_20_Emphasis"><text:span text:style-name="T1">Question:</text:span></text:span><text:span text:style-name="T1"> What is 5G?</text:span></text:p>
            </text:list-item>
          </text:list>
        </text:list-item>
        <text:list-item>
          <text:p text:style-name="P8"><text:span text:style-name="Strong_20_Emphasis"><text:span text:style-name="T1">Statement:</text:span></text:span><text:span text:style-name="T1"> </text:span><text:span text:style-name="T2">This company introduced its AR glasses in 2020, merging augmented reality with everyday experiences and opening up new possibilities for entertainment, shopping, and communication.</text:span></text:p>
          <text:list>
            <text:list-item>
              <text:p text:style-name="P8"><text:span text:style-name="Strong_20_Emphasis"><text:span text:style-name="T1">Question:</text:span></text:span><text:span text:style-name="T1"> What is Microsoft HoloLens 2?</text:span></text:p>
            </text:list-item>
          </text:list>
        </text:list-item>
        <text:list-item>
          <text:p text:style-name="P8"><text:span text:style-name="Strong_20_Emphasis"><text:span text:style-name="T2">Statement:</text:span></text:span><text:span text:style-name="T2"> This technology is aimed at providing global internet coverage through a constellation of satellites in low Earth orbit, aiming to bring high-speed internet to rural and underserved areas.</text:span></text:p>
          <text:list>
            <text:list-item>
              <text:p text:style-name="P8"><text:span text:style-name="Strong_20_Emphasis"><text:span text:style-name="T1">Question:</text:span></text:span><text:span text:style-name="T1"> What is Starlink?</text:span></text:p>
            </text:list-item>
          </text:list>
        </text:list-item>
      </text:list>
      <text:p text:style-name="P3"/>
      <text:p text:style-name="P3"/>
      <text:p text:style-name="Text_20_body"><text:span text:style-name="Strong_20_Emphasis"><text:span text:style-name="T1">Category: Love Song Authors of the 2000s</text:span></text:span></text:p>
      <text:list text:style-name="L7">
        <text:list-item>
          <text:p text:style-name="P10"><text:span text:style-name="Strong_20_Emphasis"><text:span text:style-name="T1">Statement:</text:span></text:span><text:span text:style-name="T1"> This Canadian singer-songwriter's hit song "I’m Your's," released in 2008, became one of the most popular love ballads of the decade.</text:span></text:p>
          <text:list>
            <text:list-item>
              <text:p text:style-name="P10"><text:span text:style-name="Strong_20_Emphasis"><text:span text:style-name="T1">Question:</text:span></text:span><text:span text:style-name="T1"> Who is Jason Mraz?</text:span></text:p>
            </text:list-item>
          </text:list>
        </text:list-item>
        <text:list-item>
          <text:p text:style-name="P10"><text:span text:style-name="Strong_20_Emphasis"><text:span text:style-name="T2">Statement:</text:span></text:span><text:span text:style-name="T2"> This American artist’s 2004 hit "If I Ain't Got You" blends R&amp;B and soul, and became one of her signature love songs, earning multiple Grammy Awards.</text:span></text:p>
          <text:list>
            <text:list-item>
              <text:p text:style-name="P10"><text:span text:style-name="Strong_20_Emphasis"><text:span text:style-name="T1">Question:</text:span></text:span><text:span text:style-name="T1"> Who is Alicia Keys?</text:span></text:p>
            </text:list-item>
          </text:list>
        </text:list-item>
        <text:list-item>
          <text:p text:style-name="P10"><text:span text:style-name="Strong_20_Emphasis"><text:span text:style-name="T1">Statement:</text:span></text:span><text:span text:style-name="T1"> This British singer’s 2003 song “You’re Beautiful” became a global love anthem, despite its melancholic lyrics about lost love.</text:span></text:p>
          <text:list>
            <text:list-item>
              <text:p text:style-name="P10"><text:span text:style-name="Strong_20_Emphasis"><text:span text:style-name="T1">Question:</text:span></text:span><text:span text:style-name="T1"> Who is James Blunt?</text:span></text:p>
            </text:list-item>
          </text:list>
        </text:list-item>
        <text:list-item>
          <text:p text:style-name="P10"><text:span text:style-name="Strong_20_Emphasis"><text:span text:style-name="T2">Statement:</text:span></text:span><text:span text:style-name="T2"> Known for his smooth voice, this "King of R&amp;B" released “Climax” in 2012, a song that blended elements of love and heartache with an electronic twist.</text:span></text:p>
          <text:list>
            <text:list-item>
              <text:p text:style-name="P10"><text:span text:style-name="Strong_20_Emphasis"><text:span text:style-name="T1">Question:</text:span></text:span><text:span text:style-name="T1"> Who is Usher?</text:span></text:p>
            </text:list-item>
          </text:list>
        </text:list-item>
        <text:list-item>
          <text:p text:style-name="P10"><text:span text:style-name="Strong_20_Emphasis"><text:span text:style-name="T2">Statement:</text:span></text:span><text:span text:style-name="T2"> This pop star’s 2008 song "Love Story," inspired by Shakespeare's "Romeo and Juliet," was a massive crossover hit, blending country and pop elements.</text:span></text:p>
          <text:list>
            <text:list-item>
              <text:p text:style-name="P10"><text:span text:style-name="Strong_20_Emphasis"><text:span text:style-name="T1">Question:</text:span></text:span><text:span text:style-name="T1"> Who is Taylor Swift?</text:span></text:p>
            </text:list-item>
          </text:list>
        </text:list-item>
        <text:list-item>
          <text:p text:style-name="P10"><text:span text:style-name="Strong_20_Emphasis"><text:span text:style-name="T1">Statement:</text:span></text:span><text:span text:style-name="T1"> </text:span><text:span text:style-name="T2">This soulful American artist released “All of Me” in 2013, dedicating it to his wife, Chrissy Teigen, and making it one of the decade’s biggest love songs.</text:span></text:p>
          <text:list>
            <text:list-item>
              <text:p text:style-name="P10"><text:span text:style-name="Strong_20_Emphasis"><text:span text:style-name="T1">Question:</text:span></text:span><text:span text:style-name="T1"> Who is John Legend?</text:span></text:p>
            </text:list-item>
          </text:list>
        </text:list-item>
        <text:list-item>
          <text:p text:style-name="P10"><text:soft-page-break/><text:span text:style-name="Strong_20_Emphasis"><text:span text:style-name="T1">Statement:</text:span></text:span><text:span text:style-name="T1"> This British boy band’s 2004 hit “Back at One” became one of their biggest love songs, helping them reach international success.</text:span></text:p>
          <text:list>
            <text:list-item>
              <text:p text:style-name="P10"><text:span text:style-name="Strong_20_Emphasis"><text:span text:style-name="T1">Question:</text:span></text:span><text:span text:style-name="T1"> Who is Brian McKnight?</text:span></text:p>
            </text:list-item>
          </text:list>
        </text:list-item>
        <text:list-item>
          <text:p text:style-name="P10"><text:span text:style-name="Strong_20_Emphasis"><text:span text:style-name="T1">Statement:</text:span></text:span><text:span text:style-name="T1"> This American pop duo’s 2004 track "Bleeding Love" was a worldwide hit about the pain of love and topped the charts in multiple countries.</text:span></text:p>
          <text:list>
            <text:list-item>
              <text:p text:style-name="P10"><text:span text:style-name="Strong_20_Emphasis"><text:span text:style-name="T1">Question:</text:span></text:span><text:span text:style-name="T1"> Who is Leona Lewis?</text:span></text:p>
            </text:list-item>
          </text:list>
        </text:list-item>
        <text:list-item>
          <text:p text:style-name="P10"><text:span text:style-name="Strong_20_Emphasis"><text:span text:style-name="T1">Statement:</text:span></text:span><text:span text:style-name="T1"> This 2010 hit by the pop group Train, featuring a smooth, feel-good vibe, became synonymous with romantic love and featured the lyric "Hey, soul sister."</text:span></text:p>
          <text:list>
            <text:list-item>
              <text:p text:style-name="P10"><text:span text:style-name="Strong_20_Emphasis"><text:span text:style-name="T1">Question:</text:span></text:span><text:span text:style-name="T1"> What is </text:span><text:span text:style-name="Emphasis"><text:span text:style-name="T1">Hey, Soul Sister</text:span></text:span><text:span text:style-name="T1"> by Train?</text:span></text:p>
            </text:list-item>
          </text:list>
        </text:list-item>
        <text:list-item>
          <text:p text:style-name="P10"><text:span text:style-name="Strong_20_Emphasis"><text:span text:style-name="T2">Statement:</text:span></text:span><text:span text:style-name="T2"> This American pop singer's 2002 hit “Complicated” addressed the complexities of love and relationships in a way that resonated with a wide audience, launching her career.</text:span></text:p>
          <text:list>
            <text:list-item>
              <text:p text:style-name="P10"><text:span text:style-name="Strong_20_Emphasis"><text:span text:style-name="T1">Question:</text:span></text:span><text:span text:style-name="T1"> Who is Avril Lavigne?</text:span></text:p>
            </text:list-item>
          </text:list>
        </text:list-item>
      </text:list>
      <text:p text:style-name="P3"/>
      <text:p text:style-name="P3"/>
      <text:p text:style-name="P3">player.SetVar("cat1Text", "Music Composers");<text:line-break/>player.SetVar("cat2Text", "70's TV Shows");<text:line-break/>player.SetVar("cat3Text", "USA Civil War");<text:line-break/>player.SetVar("cat4Text", "80's Wall Street");<text:line-break/>player.SetVar("cat5Text", "Past Decade's New Tech");<text:line-break/>player.SetVar("cat6Text", "2K Love Song Author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02T12:50:55.061372600</meta:creation-date>
    <dc:date>2025-06-27T15:19:56.560294200</dc:date>
    <meta:editing-duration>PT4H25M10S</meta:editing-duration>
    <meta:editing-cycles>10</meta:editing-cycles>
    <meta:generator>LibreOffice/25.2.4.3$Windows_X86_64 LibreOffice_project/33e196637044ead23f5c3226cde09b47731f7e27</meta:generator>
    <meta:document-statistic meta:table-count="0" meta:image-count="0" meta:object-count="0" meta:page-count="7" meta:paragraph-count="128" meta:word-count="2066" meta:character-count="12750" meta:non-whitespace-character-count="10930"/>
  </office:meta>
</office:document-meta>
</file>